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rebuchet MS" svg:font-family="'Trebuchet MS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ff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style:text-line-through-style="none" style:text-line-through-type="none" style:font-name="Arial" fo:font-size="18pt" fo:font-style="normal" style:text-underline-style="none" fo:font-weight="bold" style:text-blinking="false" fo:background-color="#ffffff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style:text-line-through-style="none" style:text-line-through-type="none" style:font-name="Verdana" fo:font-size="13.5pt" fo:font-style="normal" style:text-underline-style="none" fo:font-weight="bold" style:text-blinking="false" fo:background-color="#ffffff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bold" style:text-blinking="false" fo:background-color="#f5f5f5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666666" style:text-line-through-style="none" style:text-line-through-type="none" style:font-name="Courier New" fo:font-size="11.25pt" fo:font-style="normal" style:text-underline-style="none" fo:font-weight="normal" style:text-blinking="false" fo:background-color="#f5f5f5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</style:style>
    <style:style style:name="P11" style:family="paragraph" style:parent-style-name="Text_20_body">
      <style:paragraph-properties fo:margin-top="0cm" fo:margin-bottom="0.388cm" style:contextual-spacing="false" fo:line-height="179%" style:writing-mode="lr-tb"/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bold" style:text-blinking="false" fo:background-color="#ffffff"/>
    </style:style>
    <style:style style:name="P12" style:family="paragraph" style:parent-style-name="Text_20_body">
      <style:paragraph-properties fo:margin-top="0cm" fo:margin-bottom="0.388cm" style:contextual-spacing="false" fo:line-height="179%" style:writing-mode="lr-tb"/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13" style:family="paragraph" style:parent-style-name="Text_20_body">
      <style:paragraph-properties fo:margin-top="0cm" fo:margin-bottom="0.388cm" style:contextual-spacing="false" fo:line-height="179%" style:writing-mode="lr-tb"/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normal" style:text-blinking="false" fo:background-color="#f5f5f5"/>
    </style:style>
    <style:style style:name="P14" style:family="paragraph" style:parent-style-name="Text_20_body">
      <style:paragraph-properties fo:margin-top="0cm" fo:margin-bottom="0.388cm" style:contextual-spacing="false" fo:line-height="179%" style:writing-mode="lr-tb"/>
      <style:text-properties fo:font-variant="normal" fo:text-transform="none" fo:color="#666666" style:text-line-through-style="none" style:text-line-through-type="none" style:font-name="Verdana" fo:font-size="12pt" fo:font-style="normal" style:text-underline-style="none" fo:font-weight="bold" style:text-blinking="false" fo:background-color="#ffffff"/>
    </style:style>
    <style:style style:name="P15" style:family="paragraph" style:parent-style-name="Text_20_body">
      <style:paragraph-properties fo:margin-top="0cm" fo:margin-bottom="0.388cm" style:contextual-spacing="false" fo:line-height="156%" fo:text-align="justify" style:justify-single-word="false" style:writing-mode="lr-tb"/>
      <style:text-properties fo:font-variant="normal" fo:text-transform="none" fo:color="#666666" style:text-line-through-style="none" style:text-line-through-type="none" style:font-name="Verdana" fo:font-size="12pt" fo:font-style="normal" style:text-underline-style="none" fo:font-weight="bold" style:text-blinking="false" fo:background-color="#ffffff"/>
    </style:style>
    <style:style style:name="P16" style:family="paragraph" style:parent-style-name="Text_20_body">
      <style:paragraph-properties fo:margin-top="0cm" fo:margin-bottom="0.388cm" style:contextual-spacing="false" fo:line-height="179%" style:writing-mode="lr-tb"/>
    </style:style>
    <style:style style:name="P17" style:family="paragraph" style:parent-style-name="Text_20_body">
      <style:paragraph-properties fo:margin-top="0cm" fo:margin-bottom="0.388cm" style:contextual-spacing="false" fo:line-height="179%" style:writing-mode="lr-tb"/>
      <style:text-properties fo:font-weight="normal"/>
    </style:style>
    <style:style style:name="P18" style:family="paragraph" style:parent-style-name="Text_20_body">
      <style:paragraph-properties fo:margin-top="0cm" fo:margin-bottom="0.388cm" style:contextual-spacing="false" fo:line-height="127%" style:writing-mode="lr-tb"/>
      <style:text-properties fo:font-weight="normal"/>
    </style:style>
    <style:style style:name="P19" style:family="paragraph" style:parent-style-name="Text_20_body">
      <style:paragraph-properties fo:margin-top="0cm" fo:margin-bottom="0.776cm" style:contextual-spacing="false" fo:line-height="179%" style:writing-mode="lr-tb"/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bold" style:text-blinking="false" fo:background-color="#f5f5f5"/>
    </style:style>
    <style:style style:name="P20" style:family="paragraph" style:parent-style-name="Text_20_body">
      <style:paragraph-properties fo:margin-top="0cm" fo:margin-bottom="0.776cm" style:contextual-spacing="false" fo:line-height="179%" style:writing-mode="lr-tb"/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normal" style:text-blinking="false" fo:background-color="#f5f5f5"/>
    </style:style>
    <style:style style:name="P21" style:family="paragraph" style:parent-style-name="Text_20_body">
      <style:paragraph-properties fo:margin-top="0cm" fo:margin-bottom="0.776cm" style:contextual-spacing="false" fo:line-height="179%" style:writing-mode="lr-tb"/>
      <style:text-properties fo:font-variant="normal" fo:text-transform="none" fo:color="#666666" style:text-line-through-style="none" style:text-line-through-type="none" style:font-name="Courier New" fo:font-size="11.25pt" fo:font-style="normal" style:text-underline-style="none" fo:font-weight="bold" style:text-blinking="false" fo:background-color="#f5f5f5"/>
    </style:style>
    <style:style style:name="P22" style:family="paragraph" style:parent-style-name="Text_20_body">
      <style:paragraph-properties fo:margin-top="0cm" fo:margin-bottom="0.776cm" style:contextual-spacing="false" fo:line-height="179%" style:writing-mode="lr-tb"/>
      <style:text-properties fo:font-weight="normal"/>
    </style:style>
    <style:style style:name="P23" style:family="paragraph" style:parent-style-name="Heading_20_1">
      <style:paragraph-properties fo:margin-left="0cm" fo:margin-right="0cm" fo:margin-top="0cm" fo:margin-bottom="0.282cm" style:contextual-spacing="false" fo:line-height="138%" fo:text-indent="0cm" style:auto-text-indent="false" style:writing-mode="lr-tb"/>
    </style:style>
    <style:style style:name="P24" style:family="paragraph" style:parent-style-name="Heading_20_2">
      <style:paragraph-properties fo:margin-top="0cm" fo:margin-bottom="0.388cm" style:contextual-spacing="false" fo:line-height="144%" style:writing-mode="lr-tb"/>
      <style:text-properties fo:font-variant="normal" fo:text-transform="none" fo:color="#00ff00" style:text-line-through-style="none" style:text-line-through-type="none" style:font-name="Arial" fo:font-size="18pt" fo:font-style="normal" style:text-underline-style="none" fo:font-weight="bold" style:text-blinking="false" fo:background-color="#ffffff"/>
    </style:style>
    <style:style style:name="T1" style:family="text">
      <style:text-properties style:font-name="Arial" fo:font-size="18pt" fo:font-style="normal" fo:font-weight="bold"/>
    </style:style>
    <style:style style:name="T2" style:family="text">
      <style:text-properties fo:font-weight="normal"/>
    </style:style>
    <style:style style:name="T3" style:family="text">
      <style:text-properties fo:font-weight="normal" officeooo:rsid="001e25cf"/>
    </style:style>
    <style:style style:name="T4" style:family="text">
      <style:text-properties fo:font-variant="normal" fo:text-transform="none" fo:color="#20435c" style:text-line-through-style="none" style:text-line-through-type="none" style:font-name="Trebuchet MS" fo:font-size="24pt" fo:font-style="normal" style:text-underline-style="none" fo:font-weight="normal" style:text-blinking="false" fo:background-color="#f2f2f2" loext:char-shading-value="0"/>
    </style:style>
    <style:style style:name="T5" style:family="text">
      <style:text-properties fo:font-variant="normal" fo:text-transform="none" fo:color="#c60f0f" style:text-line-through-style="none" style:text-line-through-type="none" style:font-name="Trebuchet MS" fo:font-size="15pt" fo:font-style="normal" style:text-underline-style="none" fo:font-weight="normal" style:text-blinking="false" fo:background-color="#f2f2f2" loext:char-shading-value="0"/>
    </style:style>
    <style:style style:name="T6" style:family="text">
      <style:text-properties fo:font-variant="normal" fo:text-transform="none" fo:color="#00ff00" style:text-line-through-style="none" style:text-line-through-type="none" style:font-name="Verdana" fo:font-size="12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00ff00" style:text-line-through-style="none" style:text-line-through-type="none" style:font-name="Arial" fo:font-size="18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00ff00" style:text-line-through-style="none" style:text-line-through-type="none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666666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666666" style:text-line-through-style="none" style:text-line-through-type="none" style:font-name="Arial" fo:font-size="10.5pt" fo:font-style="normal" style:text-underline-style="none" style:text-blinking="false" fo:background-color="#f5f5f5" loext:char-shading-value="0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0.5pt" fo:font-style="normal" style:text-underline-style="none" fo:font-weight="bold" style:text-blinking="false" fo:background-color="#f5f5f5" loext:char-shading-value="0"/>
    </style:style>
    <style:style style:name="T14" style:family="text">
      <style:text-properties fo:font-variant="normal" fo:text-transform="none" fo:color="#666666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0d3dff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16" style:family="text">
      <style:text-properties fo:font-variant="normal" fo:text-transform="none" fo:color="#062873" style:text-line-through-style="none" style:text-line-through-type="none" style:font-name="Arial" fo:font-size="10.5pt" fo:font-style="normal" style:text-underline-style="none" fo:font-weight="bold" style:text-blinking="false" fo:background-color="#eeffcc" loext:char-shading-value="0"/>
    </style:style>
    <style:style style:name="T17" style:family="text">
      <style:text-properties fo:font-variant="normal" fo:text-transform="none" fo:color="#333333" style:text-line-through-style="none" style:text-line-through-type="none" style:text-underline-style="none" style:text-blinking="false" fo:background-color="#eeffcc" loext:char-shading-value="0"/>
    </style:style>
    <style:style style:name="T18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style:text-blinking="false" fo:background-color="#eeffcc" loext:char-shading-value="0"/>
    </style:style>
    <style:style style:name="T19" style:family="text">
      <style:text-properties fo:font-variant="normal" fo:text-transform="none" fo:color="#4070a0" style:text-line-through-style="none" style:text-line-through-type="none" style:font-name="Arial" fo:font-size="10.5pt" fo:font-style="normal" style:text-underline-style="none" fo:font-weight="bold" style:text-blinking="false" fo:background-color="#eeffcc" loext:char-shading-value="0"/>
    </style:style>
    <style:style style:name="T20" style:family="text">
      <style:text-properties fo:font-variant="normal" fo:text-transform="none" fo:color="#007020" style:text-line-through-style="none" style:text-line-through-type="none" style:font-name="Arial" fo:font-size="10.5pt" fo:font-style="normal" style:text-underline-style="none" fo:font-weight="bold" style:text-blinking="false" fo:background-color="#eeff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2859f04c-d25a-f00d-a759-9403b1d2c1f5"/>        <text:span text:style-name="T1">Bugzilla </text:span></text:p>
      <text:p text:style-name="Text_20_body"/>
      <text:h text:style-name="P23" text:outline-level="1"><text:span text:style-name="T4">Quick Start (Ubuntu Linux 14.04)</text:span><text:a xlink:type="simple" xlink:href="https://bugzilla.readthedocs.org/en/latest/installing/quick-start.html#quick-start-ubuntu-linux-14-04"><text:span text:style-name="T5">¶</text:span></text:a></text:h>
      <text:p text:style-name="Text_20_body"/>
      <text:p text:style-name="P3">This quick start guide makes installing Bugzilla as simple as possible for those who are able to choose their environment. It creates a system using Ubuntu Linux 14.04 LTS, Apache and MySQL, and installs Bugzilla as the default home page. It requires a little familiarity with Linux and the command line.</text:p>
      <text:p text:style-name="Text_20_body"/>
      <text:p text:style-name="P5">1.Become root</text:p>
      <text:p text:style-name="P4">sudo su</text:p>
      <text:p text:style-name="Text_20_body"/>
      <text:p text:style-name="P6">2.install required   Prerequisites                             </text:p>
      <text:p text:style-name="Text_20_body"/>
      <text:p text:style-name="P11">Preparing the required dependency packages:</text:p>
      <text:p text:style-name="P11">You need to install the essential packages by running the following command:</text:p>
      <text:p text:style-name="P11">For Ubuntu:</text:p>
      <text:p text:style-name="P19">$ sudo apt-get install apache2 mysql-server libapache2-mod-perl2 libapache2-mod-perl2-dev libapache2-mod-perl2-doc perl postfix make gcc g++ libcgi-pm-perl</text:p>
      <text:p text:style-name="P9"><text:span text:style-name="T6">3.</text:span><text:span text:style-name="T8"> </text:span><text:span text:style-name="T7">Running Apache server:</text:span></text:p>
      <text:p text:style-name="Text_20_body"/>
      <text:p text:style-name="P11">Now, we need to open port 80 in the firewall and need to save the changes.</text:p>
      <text:p text:style-name="P21"># iptables -I INPUT -p tcp --dport 80 -j ACCEPT</text:p>
      <text:p text:style-name="P1"><text:line-break/><text:line-break/></text:p>
      <text:p text:style-name="P11">For Ubuntu:</text:p>
      <text:p text:style-name="P21"><text:soft-page-break/># sh -c "iptables-save &gt; /etc/iptables.rules"</text:p>
      <text:p text:style-name="P11">Lets make sure that Apache will restart every time you restart the machine:</text:p>
      <text:p text:style-name="P7"># service apache2 start</text:p>
      <text:p text:style-name="P1"><text:line-break/><text:line-break/></text:p>
      <text:h text:style-name="P24" text:outline-level="2">Configuring MySQL Server:</text:h>
      <text:p text:style-name="P12">Now, we need to start our MySQL server:</text:p>
      <text:p text:style-name="Text_20_body"/>
      <text:p text:style-name="P8"># service mysql start</text:p>
      <text:p text:style-name="Text_20_body"/>
      <text:p text:style-name="P11">Login with root access to MySQL and create a DB for Bugzilla. Change “mypassword” to anything you want for your mysql password. You will need it later when configuring Bugzilla too.</text:p>
      <text:p text:style-name="P11">For Both CentOS 6.5 and Ubuntu 14.04 Trusty</text:p>
      <text:p text:style-name="P19"># mysql -u root -p</text:p>
      <text:p text:style-name="P19"># password: (You'll need to enter your password)</text:p>
      <text:p text:style-name="P19"># mysql &gt; create database bugzilladb;</text:p>
      <text:p text:style-name="P19"># mysql &gt; grant all on bugzilladb.* to bugzillauser@localhost identified by "mypassword";</text:p>
      <text:p text:style-name="P19">#mysql &gt; quit</text:p>
      <text:p text:style-name="P11">Note: Please remember the DB name, passwords for mysql , we'll need it later.</text:p>
      <text:p text:style-name="P10"><text:span text:style-name="T9">  </text:span><text:span text:style-name="T7">Installing and configuring Bugzilla</text:span></text:p>
      <text:p text:style-name="Text_20_body"/>
      <text:p text:style-name="P12">Now, as we have all the required packages set and running, we'll want to configure our Bugzilla.</text:p>
      <text:p text:style-name="P12"><text:soft-page-break/>So, first we'll want to download the latest Bugzilla package, here I am downloading version 5.0.2 .</text:p>
      <text:p text:style-name="P12">To download using wget in a shell or terminal:</text:p>
      <text:p text:style-name="Text_20_body"/>
      <text:p text:style-name="P16"><text:span text:style-name="T12">You can also download from their official site ie. </text:span><text:a xlink:type="simple" xlink:href="http://www.bugzilla.org/download/"><text:span text:style-name="T15">http://www.bugzilla.org/download/</text:span></text:a></text:p>
      <text:p text:style-name="Text_20_body"/>
      <text:p text:style-name="P11">Extracting and renaming the downloaded bugzilla tarball:</text:p>
      <text:p text:style-name="P20"># tar zxvf bugzilla-5.0.2.tar.gz -C /var/www/html/</text:p>
      <text:p text:style-name="P20"># cd /var/www/html/</text:p>
      <text:p text:style-name="P20"># mv -v bugzilla-5.0.2 bugzilla</text:p>
      <text:p text:style-name="P17"><text:span text:style-name="T12">Note</text:span><text:span text:style-name="T10">: Here, </text:span><text:span text:style-name="T12">/var/www/html/bugzilla/</text:span><text:span text:style-name="T14"> </text:span><text:span text:style-name="T10">is the directory where we're gonna </text:span><text:span text:style-name="T12">host Bugzilla.</text:span></text:p>
      <text:p text:style-name="P12">Now, we'll configure buzilla:</text:p>
      <text:p text:style-name="P22"><text:span text:style-name="T11"># cd </text:span><text:span text:style-name="T13">/var/www/html/bugzilla/</text:span></text:p>
      <text:p text:style-name="P12"># ./checksetup.pl --check-modules</text:p>
      <text:p text:style-name="P12">After the check is done, we will see some missing modules that needs to be installed And that can be installed by the command below:</text:p>
      <text:p text:style-name="P20"># cd /var/www/html/bugzilla</text:p>
      <text:p text:style-name="P20"># perl install-module.pl --all</text:p>
      <text:p text:style-name="P17"><text:span text:style-name="T10">This will take a bit time to download and install all dependencies. Run the </text:span><text:span text:style-name="T12">checksetup.pl –check-modules</text:span><text:span text:style-name="T10">command again to verify there are nothing left to install.</text:span></text:p>
      <text:p text:style-name="P12">Now we'll need to run the below command which will automatically generate a file called “localconfig” in the /var/www/html/bugzilla/ directory.</text:p>
      <text:p text:style-name="P13"># ./checksetup.pl</text:p>
      <text:p text:style-name="P12"><text:soft-page-break/>Make sure you replace the values with the correct database name, user, and password we created earlier in the localconfig file.</text:p>
      <text:p text:style-name="P20"># nano localconfig</text:p>
      <text:p text:style-name="P20">$create_htaccess = 1;</text:p>
      <text:p text:style-name="P20">$webservergroup = 'www-data';</text:p>
      <text:p text:style-name="P20">$use_suexec = 0;</text:p>
      <text:p text:style-name="P20">$db_driver = 'mysql';</text:p>
      <text:p text:style-name="P20">$db_host = 'localhost';</text:p>
      <text:p text:style-name="P20">$db_name = 'bugzilladb';</text:p>
      <text:p text:style-name="P20">$db_user = 'bugzillauser';</text:p>
      <text:p text:style-name="P20">$db_pass = 'mypassword';</text:p>
      <text:p text:style-name="P20"># ./checksetup.pl</text:p>
      <text:p text:style-name="Text_20_body"/>
      <text:p text:style-name="P11">If all is well, checksetup.pl should now successfully configure Bugzilla.</text:p>
      <text:p text:style-name="P11">Now we need to add Bugzilla to our Apache config file. so, we'll need to open  etc/apache2/ (For Ubuntu) with a text editor:</text:p>
      <text:p text:style-name="P11">Please follow below steps important for confing apache2:</text:p>
      <text:p text:style-name="P11">Cd /etc/apache2</text:p>
      <text:p text:style-name="P11">Cd sites-enabled</text:p>
      <text:p text:style-name="P11">And make sure to get bugzilla ,we have to create config file ,which includes the code</text:p>
      <text:p text:style-name="P11"><text:soft-page-break/>Vim bugzilla.conf </text:p>
      <text:p text:style-name="P11">And paste is this code:</text:p>
      <text:p text:style-name="Text_20_body"/>
      <text:p text:style-name="P18"><text:span text:style-name="T16">&lt;Directory</text:span><text:span text:style-name="T17"> </text:span><text:span text:style-name="T19">/var/www/html</text:span><text:span text:style-name="T16">&gt;</text:span><text:span text:style-name="T18"><text:line-break/></text:span><text:span text:style-name="T17"> </text:span><text:span text:style-name="T20">AddHandler</text:span><text:span text:style-name="T17"> </text:span><text:span text:style-name="T18">cgi-script .cgi<text:line-break/></text:span><text:span text:style-name="T17"> </text:span><text:span text:style-name="T20">Options</text:span><text:span text:style-name="T17"> </text:span><text:span text:style-name="T18">+ExecCGI<text:line-break/></text:span><text:span text:style-name="T17"> </text:span><text:span text:style-name="T20">DirectoryIndex</text:span><text:span text:style-name="T17"> </text:span><text:span text:style-name="T18">index.cgi index.html<text:line-break/></text:span><text:span text:style-name="T17"> </text:span><text:span text:style-name="T20">AllowOverride</text:span><text:span text:style-name="T17"> </text:span><text:span text:style-name="T20">All</text:span><text:span text:style-name="T18"><text:line-break/></text:span><text:span text:style-name="T16">&lt;/Directory&gt;</text:span></text:p>
      <text:p text:style-name="Text_20_body"/>
      <text:p text:style-name="P11">And use command:</text:p>
      <text:p text:style-name="P14">a2ensite bugzilla</text:p>
      <text:p text:style-name="Text_20_body"/>
      <text:p text:style-name="P11">Lastly, we need to edit .htaccess file and comment out “Options -Indexes” line at the top by adding “#”</text:p>
      <text:p text:style-name="P11">Lets restart our apache server and test our installation.</text:p>
      <text:p text:style-name="P15">service apache2 restart</text:p>
      <text:p text:style-name="Text_20_body"><text:span text:style-name="T3">go to webbrowser and search for localhost/bugzilla</text:span><text:span text:style-name="T2"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rebuchet MS" svg:font-family="'Trebuchet MS'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0:35:02.618391647</meta:creation-date>
    <dc:date>2016-04-01T20:38:12.315512629</dc:date>
    <meta:editing-duration>P0D</meta:editing-duration>
    <meta:editing-cycles>1</meta:editing-cycles>
    <meta:document-statistic meta:table-count="0" meta:image-count="0" meta:object-count="0" meta:page-count="5" meta:paragraph-count="75" meta:word-count="610" meta:character-count="3992" meta:non-whitespace-character-count="3397"/>
    <meta:generator>LibreOffice/4.2.8.2$Linux_X86_64 LibreOffice_project/420m0$Build-2</meta:generator>
  </office:meta>
</office:document-meta>
</file>